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386cm" fo:min-width="3.564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draw:marker-start-width="0.439cm" draw:marker-end-width="0.439cm" draw:fill="none" draw:textarea-horizontal-align="justify" draw:textarea-vertical-align="middle" draw:auto-grow-height="false" fo:min-height="2.544cm" fo:min-width="3.564cm" fo:padding-top="0.205cm" fo:padding-bottom="0.205cm" fo:padding-left="0.33cm" fo:padding-right="0.33cm"/>
      <style:paragraph-properties style:writing-mode="lr-tb"/>
    </style:style>
    <style:style style:name="gr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544cm" fo:min-width="3.56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0000" draw:auto-grow-height="true" draw:auto-grow-width="false" fo:max-height="0cm" fo:min-height="0.76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386cm" fo:min-width="3.406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874cm" fo:min-width="1.834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4.24cm" fo:min-width="0.99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>
      <style:graphic-properties svg:stroke-width="0.159cm" svg:stroke-color="#ff4000" draw:marker-start-width="0.438cm" draw:marker-end-width="0.438cm" draw:fill="none" draw:fill-color="#ff0000" draw:textarea-horizontal-align="justify" draw:textarea-vertical-align="middle" draw:auto-grow-height="false" fo:min-height="0.424cm" fo:min-width="0.168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cm" fo:min-width="0.141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draw:stroke="dash" draw:stroke-dash="Dot" svg:stroke-width="0.159cm" draw:marker-start="" draw:marker-start-width="0.438cm" draw:marker-end-width="0.438cm" draw:fill="none" draw:textarea-horizontal-align="justify" draw:textarea-vertical-align="middle" draw:auto-grow-height="false" fo:min-height="3.269cm" fo:min-width="7.331cm" fo:padding-top="0.204cm" fo:padding-bottom="0.204cm" fo:padding-left="0.329cm" fo:padding-right="0.329cm"/>
    </style:style>
    <style:style style:name="gr19" style:family="graphic" style:parent-style-name="objectwithoutfill">
      <style:graphic-properties draw:marker-end="Arrow" draw:marker-end-width="0.3cm" draw:fill="solid" draw:textarea-vertical-align="bottom"/>
    </style:style>
    <style:style style:name="gr2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114cm" fo:min-width="2.118cm" fo:padding-top="0.204cm" fo:padding-bottom="0.204cm" fo:padding-left="0.329cm" fo:padding-right="0.3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standard">
      <style:graphic-properties svg:stroke-width="0.159cm" svg:stroke-color="#ff4000" draw:marker-start-width="0.438cm" draw:marker-end-width="0.438cm" draw:fill="none" draw:fill-color="#ff0000" draw:textarea-horizontal-align="justify" draw:textarea-vertical-align="middle" draw:auto-grow-height="false" fo:min-height="0.51cm" fo:min-width="0.26cm" fo:padding-top="0.204cm" fo:padding-bottom="0.204cm" fo:padding-left="0.329cm" fo:padding-right="0.329cm"/>
      <style:paragraph-properties style:writing-mode="lr-tb"/>
    </style:style>
    <style:style style:name="gr23" style:family="graphic" style:parent-style-name="standard" style:list-style-name="L1">
      <style:graphic-properties svg:stroke-width="0.159cm" draw:marker-start-width="0.438cm" draw:marker-end-width="0.438cm" draw:fill="none" draw:textarea-horizontal-align="justify" draw:textarea-vertical-align="bottom" draw:auto-grow-height="false" fo:min-height="0.908cm" fo:min-width="1.015cm" fo:padding-top="0.204cm" fo:padding-bottom="0.204cm" fo:padding-left="0.329cm" fo:padding-right="0.329cm"/>
      <style:paragraph-properties style:writing-mode="lr-tb"/>
    </style:style>
    <style:style style:name="gr2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4.728cm" fo:min-width="1.176cm" fo:padding-top="0.204cm" fo:padding-bottom="0.204cm" fo:padding-left="0.329cm" fo:padding-right="0.329cm"/>
      <style:paragraph-properties style:writing-mode="lr-tb"/>
    </style:style>
    <style:style style:name="gr25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cm" fo:min-width="0.232cm" fo:padding-top="0.204cm" fo:padding-bottom="0.204cm" fo:padding-left="0.329cm" fo:padding-right="0.329cm"/>
      <style:paragraph-properties style:writing-mode="lr-tb"/>
    </style:style>
    <style:style style:name="gr26" style:family="graphic" style:parent-style-name="standard">
      <style:graphic-properties draw:stroke="dash" draw:stroke-dash="Dot" svg:stroke-width="0.159cm" draw:marker-start="" draw:marker-start-width="0.438cm" draw:marker-end-width="0.438cm" draw:fill="none" draw:textarea-horizontal-align="justify" draw:textarea-vertical-align="middle" draw:auto-grow-height="false" fo:min-height="3.656cm" fo:min-width="8.232cm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0000"/>
      <style:paragraph-properties style:writing-mode="lr-tb"/>
      <style:text-properties fo:color="#c9211e"/>
    </style:style>
    <style:style style:name="P5" style:family="paragraph">
      <style:paragraph-properties fo:text-align="start"/>
    </style:style>
    <style:style style:name="P6" style:family="paragraph">
      <loext:graphic-properties draw:fill="solid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0000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T1" style:family="text">
      <style:text-properties fo:color="#c9211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>
          <draw:text-box>
            <text:p>Omni-Scale Network Scheme </text:p>
          </draw:text-box>
        </draw:frame>
        <draw:custom-shape draw:style-name="gr1" draw:text-style-name="P3" draw:layer="layout" svg:width="4.064cm" svg:height="2.794cm" svg:x="3.302cm" svg:y="6.096cm">
          <text:p text:style-name="P2">Conv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2.794cm" svg:x="11.176cm" svg:y="6.096cm">
          <text:p text:style-name="P2">MaxPoo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2.794cm" svg:x="18.034cm" svg:y="6.096cm">
          <text:p text:style-name="P2">Conv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2.794cm" svg:x="2.988cm" svg:y="10.922cm">
          <text:p text:style-name="P2">Conv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2.794cm" svg:x="11.116cm" svg:y="10.922cm">
          <text:p text:style-name="P2">Conv4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42cm" svg:height="1.016cm" svg:x="1.778cm" svg:y="3.556cm">
          <draw:text-box>
            <text:p><text:span text:style-name="T1">Feature Extractor </text:span></text:p>
          </draw:text-box>
        </draw:frame>
        <draw:line draw:style-name="gr5" draw:text-style-name="P6" draw:layer="layout" svg:x1="7.874cm" svg:y1="7.366cm" svg:x2="10.922cm" svg:y2="7.366cm">
          <text:p text:style-name="P5"><text:span text:style-name="T2">64,128,64</text:span></text:p>
        </draw:line>
        <draw:line draw:style-name="gr5" draw:text-style-name="P6" draw:layer="layout" svg:x1="15.24cm" svg:y1="7.62cm" svg:x2="18.034cm" svg:y2="7.62cm">
          <text:p text:style-name="P5"><text:span text:style-name="T2">64,64,32</text:span></text:p>
        </draw:line>
        <draw:line draw:style-name="gr6" draw:text-style-name="P7" draw:layer="layout" svg:x1="22.86cm" svg:y1="7.62cm" svg:x2="22.86cm" svg:y2="9.906cm">
          <text:p/>
        </draw:line>
        <draw:line draw:style-name="gr6" draw:text-style-name="P8" draw:layer="layout" svg:x1="22.86cm" svg:y1="9.906cm" svg:x2="1.718cm" svg:y2="9.906cm">
          <text:p/>
        </draw:line>
        <draw:line draw:style-name="gr6" draw:text-style-name="P7" draw:layer="layout" svg:x1="1.718cm" svg:y1="9.906cm" svg:x2="1.718cm" svg:y2="12.446cm">
          <text:p/>
        </draw:line>
        <draw:line draw:style-name="gr7" draw:text-style-name="P8" draw:layer="layout" svg:x1="1.718cm" svg:y1="12.446cm" svg:x2="2.48cm" svg:y2="12.446cm">
          <text:p/>
        </draw:line>
        <draw:line draw:style-name="gr6" draw:text-style-name="P7" draw:layer="layout" svg:x1="22.352cm" svg:y1="7.62cm" svg:x2="22.86cm" svg:y2="7.62cm">
          <text:p/>
        </draw:line>
        <draw:line draw:style-name="gr5" draw:text-style-name="P6" draw:layer="layout" svg:x1="7.56cm" svg:y1="12.446cm" svg:x2="10.862cm" svg:y2="12.446cm">
          <text:p text:style-name="P5"><text:span text:style-name="T2">384,16,8</text:span></text:p>
        </draw:line>
        <draw:line draw:style-name="gr5" draw:text-style-name="P6" draw:layer="layout" svg:x1="15.18cm" svg:y1="12.446cm" svg:x2="18.482cm" svg:y2="12.446cm">
          <text:p text:style-name="P5"><text:span text:style-name="T2">512,16,8</text:span></text:p>
        </draw:line>
        <draw:line draw:style-name="gr5" draw:text-style-name="P6" draw:layer="layout" svg:x1="0.254cm" svg:y1="7.366cm" svg:x2="3.048cm" svg:y2="7.366cm">
          <text:p text:style-name="P9"><text:span text:style-name="T3">3,256,128</text:span></text:p>
        </draw:line>
        <draw:frame draw:style-name="gr8" draw:text-style-name="P10" draw:layer="layout" svg:width="4.826cm" svg:height="1.016cm" svg:x="9.338cm" svg:y="9.906cm">
          <draw:text-box>
            <text:p><text:span text:style-name="T2">256,32,16</text:span></text:p>
          </draw:text-box>
        </draw:frame>
        <draw:custom-shape draw:style-name="gr9" draw:text-style-name="P3" draw:layer="layout" svg:width="4.064cm" svg:height="2.794cm" svg:x="18.736cm" svg:y="10.922cm">
          <text:p text:style-name="P2">Conv5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3.054cm" svg:y1="12.446cm" svg:x2="25.654cm" svg:y2="12.446cm">
          <text:p text:style-name="P5"><text:span text:style-name="T2">512,16,8</text:span></text:p>
        </draw:line>
        <draw:frame draw:style-name="gr10" draw:text-style-name="P11" draw:layer="layout" svg:width="2.286cm" svg:height="0.853cm" svg:x="8.128cm" svg:y="5.842cm">
          <draw:text-box>
            <text:p><text:span text:style-name="T4">2.1 MB</text:span></text:p>
          </draw:text-box>
        </draw:frame>
        <draw:frame draw:style-name="gr11" draw:text-style-name="P11" draw:layer="layout" svg:width="2.286cm" svg:height="1.107cm" svg:x="0.508cm" svg:y="5.842cm">
          <draw:text-box>
            <text:p><text:span text:style-name="T4">0.4 MB</text:span></text:p>
          </draw:text-box>
        </draw:frame>
        <draw:frame draw:style-name="gr12" draw:text-style-name="P11" draw:layer="layout" svg:width="2.54cm" svg:height="1.361cm" svg:x="15.494cm" svg:y="5.842cm">
          <draw:text-box>
            <text:p><text:span text:style-name="T4">0.52 MB</text:span></text:p>
          </draw:text-box>
        </draw:frame>
        <draw:frame draw:style-name="gr12" draw:text-style-name="P11" draw:layer="layout" svg:width="2.54cm" svg:height="1.361cm" svg:x="9.398cm" svg:y="9.053cm">
          <draw:text-box>
            <text:p><text:span text:style-name="T4">0.52 MB</text:span></text:p>
          </draw:text-box>
        </draw:frame>
        <draw:frame draw:style-name="gr12" draw:text-style-name="P11" draw:layer="layout" svg:width="2.54cm" svg:height="1.361cm" svg:x="7.62cm" svg:y="12.7cm">
          <draw:text-box>
            <text:p><text:span text:style-name="T4">0.2 MB</text:span></text:p>
          </draw:text-box>
        </draw:frame>
        <draw:frame draw:style-name="gr12" draw:text-style-name="P11" draw:layer="layout" svg:width="2.54cm" svg:height="1.361cm" svg:x="15.24cm" svg:y="12.7cm">
          <draw:text-box>
            <text:p><text:span text:style-name="T4">0.26 MB</text:span></text:p>
          </draw:text-box>
        </draw:frame>
        <draw:frame draw:style-name="gr12" draw:text-style-name="P11" draw:layer="layout" svg:width="2.54cm" svg:height="1.361cm" svg:x="23.114cm" svg:y="12.7cm">
          <draw:text-box>
            <text:p><text:span text:style-name="T4">0.26 MB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mni-Scale Network Scheme </text:p>
          </draw:text-box>
        </draw:frame>
        <draw:frame draw:style-name="gr4" draw:text-style-name="P4" draw:layer="layout" svg:width="5.842cm" svg:height="1.016cm" svg:x="1.778cm" svg:y="3.556cm">
          <draw:text-box>
            <text:p><text:span text:style-name="T1">Conv1: </text:span></text:p>
          </draw:text-box>
        </draw:frame>
        <draw:custom-shape draw:style-name="gr14" draw:text-style-name="P3" draw:layer="layout" svg:width="2.738cm" svg:height="2.528cm" svg:x="8.704cm" svg:y="6.253cm">
          <text:p text:style-name="P2">Conv 3,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826cm" svg:height="4.826cm" svg:x="2.54cm" svg:y="5.334cm">
          <text:p text:style-name="P2">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4.366cm" svg:y1="7.632cm" svg:x2="8.703cm" svg:y2="7.632cm">
          <text:p text:style-name="P13">3,256,128</text:p>
        </draw:line>
        <draw:custom-shape draw:style-name="gr16" draw:text-style-name="P14" draw:layer="layout" svg:width="0.914cm" svg:height="0.92cm" svg:x="12.812cm" svg:y="7.172cm">
          <text:p text:style-name="P2">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1.598cm" svg:height="0.92cm" svg:x="14.182cm" svg:y="7.172cm">
          <text:p text:style-name="P15"><text:span text:style-name="T2">relu</text:span></text:p>
          <draw:enhanced-geometry svg:viewBox="0 0 21600 21600" draw:glue-points="?f0 0 ?f1 10800 0 21600 10800 21600 21600 21600 ?f7 10800" draw:text-areas="?f1 10800 ?f2 18000 ?f3 7200 ?f4 21600" draw:type="isosceles-triangle" draw:modifiers="10196.69551534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7.989cm" svg:height="3.677cm" svg:x="8.247cm" svg:y="6.023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1.443cm" svg:y1="7.632cm" svg:x2="12.584cm" svg:y2="7.632cm">
          <text:p/>
        </draw:line>
        <draw:line draw:style-name="gr5" draw:text-style-name="P8" draw:layer="layout" svg:x1="16.237cm" svg:y1="7.632cm" svg:x2="20.574cm" svg:y2="7.632cm">
          <text:p text:style-name="P18">64,128,64</text:p>
        </draw:line>
        <draw:line draw:style-name="gr7" draw:text-style-name="P7" draw:layer="layout" svg:x1="13.726cm" svg:y1="7.632cm" svg:x2="14.639cm" svg:y2="7.632cm">
          <text:p/>
        </draw:line>
        <draw:custom-shape draw:style-name="gr20" draw:text-style-name="P3" draw:layer="layout" svg:width="3.048cm" svg:height="2.794cm" svg:x="2.286cm" svg:y="11.684cm">
          <text:p text:style-name="P2">Conv 3,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88cm" svg:y1="13.208cm" svg:x2="6.35cm" svg:y2="13.208cm">
          <text:p/>
        </draw:line>
        <draw:frame draw:style-name="gr21" draw:text-style-name="P19" draw:layer="layout" svg:width="7.366cm" svg:height="1.778cm" svg:x="6.858cm" svg:y="12.192cm">
          <draw:text-box>
            <text:p>A normal 2d convolution of PyTorch</text:p>
          </draw:text-box>
        </draw:frame>
        <draw:custom-shape draw:style-name="gr22" draw:text-style-name="P14" draw:layer="layout" svg:width="1.016cm" svg:height="1.016cm" svg:x="16.256cm" svg:y="11.938cm">
          <text:p text:style-name="P2">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8.034cm" svg:y1="12.192cm" svg:x2="20.066cm" svg:y2="11.938cm">
          <text:p/>
        </draw:line>
        <draw:line draw:style-name="gr7" draw:text-style-name="P7" draw:layer="layout" svg:x1="18.034cm" svg:y1="13.208cm" svg:x2="20.066cm" svg:y2="13.462cm">
          <text:p/>
        </draw:line>
        <draw:frame draw:style-name="gr8" draw:text-style-name="P19" draw:layer="layout" svg:width="6.096cm" svg:height="1.016cm" svg:x="20.574cm" svg:y="10.922cm">
          <draw:text-box>
            <text:p>Batch normalization</text:p>
          </draw:text-box>
        </draw:frame>
        <draw:frame draw:style-name="gr8" draw:text-style-name="P19" draw:layer="layout" svg:width="7.366cm" svg:height="1.016cm" svg:x="20.634cm" svg:y="13.462cm">
          <draw:text-box>
            <text:p>Instance normalization</text:p>
          </draw:text-box>
        </draw:frame>
        <draw:custom-shape draw:style-name="gr23" draw:text-style-name="P20" draw:layer="layout" svg:width="3.059cm" svg:height="2.338cm" draw:transform="rotate (1.5709708597201) translate (21.431cm 9.248cm)">
          <text:p/>
          <draw:enhanced-geometry svg:viewBox="0 0 21600 21600" draw:glue-points="?f6 10800 10800 21600 ?f5 10800 10800 0" draw:text-areas="?f3 ?f3 ?f4 ?f4" draw:type="trapezoid" draw:modifiers="7277.64705882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10" draw:layer="layout" svg:width="2.687cm" svg:height="1.361cm" svg:x="21.336cm" svg:y="7.366cm">
          <draw:text-box>
            <text:p><text:span text:style-name="T2">MaxPool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mni-Scale Network Scheme </text:p>
          </draw:text-box>
        </draw:frame>
        <draw:frame draw:style-name="gr4" draw:text-style-name="P4" draw:layer="layout" svg:width="5.842cm" svg:height="1.016cm" svg:x="1.778cm" svg:y="3.556cm">
          <draw:text-box>
            <text:p><text:span text:style-name="T1"><text:s/></text:span></text:p>
          </draw:text-box>
        </draw:frame>
        <draw:custom-shape draw:style-name="gr20" draw:text-style-name="P3" draw:layer="layout" svg:width="3.048cm" svg:height="2.794cm" svg:x="9.398cm" svg:y="6.35cm">
          <text:p text:style-name="P2">Conv 3,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2.032cm" svg:height="5.334cm" svg:x="2.54cm" svg:y="5.334cm">
          <text:p text:style-name="P2">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4.572cm" svg:y1="7.874cm" svg:x2="9.398cm" svg:y2="7.874cm">
          <text:p text:style-name="P13">3,256,128</text:p>
        </draw:line>
        <draw:custom-shape draw:style-name="gr22" draw:text-style-name="P14" draw:layer="layout" svg:width="1.016cm" svg:height="1.016cm" svg:x="13.97cm" svg:y="7.366cm">
          <text:p text:style-name="P2">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1.778cm" svg:height="1.016cm" svg:x="15.494cm" svg:y="7.366cm">
          <text:p text:style-name="P15"><text:span text:style-name="T2">relu</text:span></text:p>
          <draw:enhanced-geometry svg:viewBox="0 0 21600 21600" draw:glue-points="?f0 0 ?f1 10800 0 21600 10800 21600 21600 21600 ?f7 10800" draw:text-areas="?f1 10800 ?f2 18000 ?f3 7200 ?f4 21600" draw:type="isosceles-triangle" draw:modifiers="10196.69551534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7" draw:layer="layout" svg:width="8.89cm" svg:height="4.064cm" svg:x="8.89cm" svg:y="6.096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2.446cm" svg:y1="7.874cm" svg:x2="13.716cm" svg:y2="7.874cm">
          <text:p/>
        </draw:line>
        <draw:line draw:style-name="gr5" draw:text-style-name="P8" draw:layer="layout" svg:x1="17.78cm" svg:y1="7.874cm" svg:x2="22.606cm" svg:y2="7.874cm">
          <text:p text:style-name="P18">64,128,64</text:p>
        </draw:line>
        <draw:line draw:style-name="gr7" draw:text-style-name="P7" draw:layer="layout" svg:x1="14.986cm" svg:y1="7.874cm" svg:x2="16.002cm" svg:y2="7.874cm">
          <text:p/>
        </draw:lin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45:11.112906131</meta:creation-date>
    <dc:date>2021-11-23T15:08:37.555180916</dc:date>
    <meta:editing-duration>PT3H24M45S</meta:editing-duration>
    <meta:editing-cycles>9</meta:editing-cycles>
    <meta:generator>LibreOffice/6.4.7.2$Linux_X86_64 LibreOffice_project/40$Build-2</meta:generator>
    <meta:document-statistic meta:object-count="86"/>
  </office:meta>
</office:document-meta>
</file>